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FC00000301414BBC6523A2B619.png" manifest:media-type="image/png"/>
  <manifest:file-entry manifest:full-path="Pictures/10000201000003FC000003017166996755150F61.png" manifest:media-type="image/png"/>
  <manifest:file-entry manifest:full-path="Pictures/10000201000003FC0000030114BA794E1BE89CB4.png" manifest:media-type="image/png"/>
  <manifest:file-entry manifest:full-path="Pictures/10000201000003FC00000301A1494834EF16B0B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58mm"/>
    </style:style>
    <style:style style:name="co3" style:family="table-column">
      <style:table-column-properties fo:break-before="auto" style:column-width="98.85mm"/>
    </style:style>
    <style:style style:name="ro1" style:family="table-row">
      <style:table-row-properties style:row-height="9.51mm" fo:break-before="auto" style:use-optimal-row-height="false"/>
    </style:style>
    <style:style style:name="ro2" style:family="table-row">
      <style:table-row-properties style:row-height="68.77mm" fo:break-before="auto" style:use-optimal-row-height="false"/>
    </style:style>
    <style:style style:name="ro3" style:family="table-row">
      <style:table-row-properties style:row-height="65.0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/>
          <table:table-cell office:value-type="string" calcext:value-type="string">
            <text:p>configuration A</text:p>
          </table:table-cell>
          <table:table-cell office:value-type="string" calcext:value-type="string">
            <text:p>configuration B</text:p>
          </table:table-cell>
        </table:table-row>
        <table:table-row table:style-name="ro2">
          <table:table-cell office:value-type="string" calcext:value-type="string">
            <text:p>trigger</text:p>
          </table:table-cell>
          <table:table-cell>
            <draw:frame table:end-cell-address="Foglio1.B2" table:end-x="95.75mm" table:end-y="64.73mm" draw:z-index="0" draw:name="Immagine 1" draw:style-name="gr1" draw:text-style-name="P1" svg:width="91.62mm" svg:height="64.21mm" svg:x="4.14mm" svg:y="0.53mm">
              <draw:image xlink:href="Pictures/10000201000003FC00000301A1494834EF16B0BC.png" xlink:type="simple" xlink:show="embed" xlink:actuate="onLoad">
                <text:p/>
              </draw:image>
            </draw:frame>
            <draw:frame table:end-cell-address="Foglio1.B3" table:end-x="96.79mm" table:end-y="57.3mm" draw:z-index="2" draw:name="Immagine 3" draw:style-name="gr1" draw:text-style-name="P1" svg:width="91.62mm" svg:height="57.3mm" svg:x="5.18mm" svg:y="68.78mm">
              <draw:image xlink:href="Pictures/10000201000003FC000003017166996755150F61.png" xlink:type="simple" xlink:show="embed" xlink:actuate="onLoad">
                <text:p/>
              </draw:image>
            </draw:frame>
          </table:table-cell>
          <table:table-cell>
            <draw:frame table:end-cell-address="Foglio1.C2" table:end-x="93.63mm" table:end-y="66.15mm" draw:z-index="1" draw:name="Immagine 2" draw:style-name="gr1" draw:text-style-name="P1" svg:width="91.62mm" svg:height="64.21mm" svg:x="2.01mm" svg:y="1.95mm">
              <draw:image xlink:href="Pictures/10000201000003FC0000030114BA794E1BE89CB4.png" xlink:type="simple" xlink:show="embed" xlink:actuate="onLoad">
                <text:p/>
              </draw:image>
            </draw:frame>
            <draw:frame table:end-cell-address="Foglio1.C3" table:end-x="93.66mm" table:end-y="58.01mm" draw:z-index="3" draw:name="Immagine 4" draw:style-name="gr1" draw:text-style-name="P1" svg:width="91.62mm" svg:height="58.01mm" svg:x="2.04mm" svg:y="68.78mm">
              <draw:image xlink:href="Pictures/10000201000003FC00000301414BBC6523A2B619.png" xlink:type="simple" xlink:show="embed" xlink:actuate="onLoad">
                <text:p/>
              </draw:image>
            </draw:frame>
          </table:table-cell>
        </table:table-row>
        <table:table-row table:style-name="ro3">
          <table:table-cell office:value-type="string" calcext:value-type="string">
            <text:p>read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5:32:53.038760574</meta:creation-date>
    <meta:print-date>2018-07-03T15:39:35.199359320</meta:print-date>
    <dc:date>2018-07-03T16:43:36.693506937</dc:date>
    <meta:editing-duration>PT1H33S</meta:editing-duration>
    <meta:editing-cycles>1</meta:editing-cycles>
    <meta:document-statistic meta:table-count="1" meta:cell-count="4" meta:object-count="4"/>
    <meta:generator>LibreOffice/5.1.6.2$Linux_X86_64 LibreOffice_project/10m0$Build-2</meta:generator>
  </office:meta>
</office:document-meta>
</file>